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92cm"/>
    </style:style>
    <style:style style:name="co2" style:family="table-column">
      <style:table-column-properties fo:break-before="auto" style:column-width="7.163cm"/>
    </style:style>
    <style:style style:name="co3" style:family="table-column">
      <style:table-column-properties fo:break-before="auto" style:column-width="2.447cm"/>
    </style:style>
    <style:style style:name="co4" style:family="table-column">
      <style:table-column-properties fo:break-before="auto" style:column-width="3.251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c0c0c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1018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bg</text:p>
          </table:table-cell>
          <table:table-cell office:value-type="string">
            <text:p>Assets/2D/Backgrounds/BGVertical_1.png</text:p>
          </table:table-cell>
          <table:table-cell office:value-type="float" office:value="1080">
            <text:p>1080</text:p>
          </table:table-cell>
          <table:table-cell office:value-type="float" office:value="5400">
            <text:p>5400</text:p>
          </table:table-cell>
          <table:table-cell office:value-type="float" office:value="100">
            <text:p>100</text:p>
          </table:table-cell>
          <table:table-cell office:value-type="string">
            <text:p>V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nemies_name</text:p>
          </table:table-cell>
          <table:table-cell table:style-name="ce1" office:value-type="string">
            <text:p>proba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spawnCost</text:p>
          </table:table-cell>
          <table:table-cell table:style-name="ce1" office:value-type="string">
            <text:p>repeatChance</text:p>
          </table:table-cell>
          <table:table-cell table:style-name="ce1" office:value-type="string">
            <text:p>MissChance</text:p>
          </table:table-cell>
          <table:table-cell table:style-name="ce1" office:value-type="string">
            <text:p>Level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.5</text:p>
          </table:table-cell>
          <table:table-cell office:value-type="string">
            <text:p>0.20f</text:p>
          </table:table-cell>
          <table:table-cell office:value-type="string">
            <text:p>0.30f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2" office:value-type="string">
            <text:p>2.5</text:p>
          </table:table-cell>
          <table:table-cell table:style-name="ce2" office:value-type="string">
            <text:p>0.20f</text:p>
          </table:table-cell>
          <table:table-cell table:style-name="ce2" office:value-type="string">
            <text:p>0.30f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1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0.1</text:p>
          </table:table-cell>
          <table:table-cell office:value-type="string">
            <text:p>0.30f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0.1</text:p>
          </table:table-cell>
          <table:table-cell table:style-name="ce2" office:value-type="string">
            <text:p>0.30f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8.0f</text:p>
          </table:table-cell>
          <table:table-cell office:value-type="string">
            <text:p>0.3</text:p>
          </table:table-cell>
          <table:table-cell office:value-type="string">
            <text:p>0.30f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spawnX</text:p>
          </table:table-cell>
          <table:table-cell table:style-name="ce1" office:value-type="string">
            <text:p>spawnY</text:p>
          </table:table-cell>
          <table:table-cell table:style-name="ce1" office:value-type="string">
            <text:p>Level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boss</text:p>
          </table:table-cell>
          <table:table-cell office:value-type="string">
            <text:p>V_BetaGold</text:p>
          </table:table-cell>
          <table:table-cell office:value-type="float" office:value="7">
            <text:p>7</text:p>
          </table:table-cell>
          <table:table-cell office:value-type="string">
            <text:p>0.5</text:p>
          </table:table-cell>
          <table:table-cell office:value-type="string">
            <text:p>-0.2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1">
          <table:table-cell office:value-type="string">
            <text:p>boss</text:p>
          </table:table-cell>
          <table:table-cell office:value-type="string">
            <text:p>V_AlphaGold4</text:p>
          </table:table-cell>
          <table:table-cell office:value-type="float" office:value="5">
            <text:p>5</text:p>
          </table:table-cell>
          <table:table-cell office:value-type="string">
            <text:p>0.6</text:p>
          </table:table-cell>
          <table:table-cell office:value-type="string">
            <text:p>-0.1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 office:value-type="string">
            <text:p>boss</text:p>
          </table:table-cell>
          <table:table-cell office:value-type="string">
            <text:p>V_AlphaGold2</text:p>
          </table:table-cell>
          <table:table-cell office:value-type="float" office:value="5">
            <text:p>5</text:p>
          </table:table-cell>
          <table:table-cell office:value-type="string">
            <text:p>0.4</text:p>
          </table:table-cell>
          <table:table-cell office:value-type="string">
            <text:p>-0.1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 office:value-type="string">
            <text:p>boss</text:p>
          </table:table-cell>
          <table:table-cell office:value-type="string">
            <text:p>V_AlphaGold3</text:p>
          </table:table-cell>
          <table:table-cell office:value-type="float" office:value="5">
            <text:p>5</text:p>
          </table:table-cell>
          <table:table-cell office:value-type="string">
            <text:p>0.5</text:p>
          </table:table-cell>
          <table:table-cell office:value-type="string">
            <text:p>-0.05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 office:value-type="string">
            <text:p>boss</text:p>
          </table:table-cell>
          <table:table-cell office:value-type="string">
            <text:p>V_AlphaGold1</text:p>
          </table:table-cell>
          <table:table-cell office:value-type="float" office:value="5">
            <text:p>5</text:p>
          </table:table-cell>
          <table:table-cell office:value-type="string">
            <text:p>0.3</text:p>
          </table:table-cell>
          <table:table-cell office:value-type="string">
            <text:p>-0.15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 office:value-type="string">
            <text:p>boss</text:p>
          </table:table-cell>
          <table:table-cell office:value-type="string">
            <text:p>V_AlphaGold5</text:p>
          </table:table-cell>
          <table:table-cell office:value-type="float" office:value="5">
            <text:p>5</text:p>
          </table:table-cell>
          <table:table-cell office:value-type="string">
            <text:p>0.7</text:p>
          </table:table-cell>
          <table:table-cell office:value-type="string">
            <text:p>-0.15</text:p>
          </table:table-cell>
          <table:table-cell office:value-type="float" office:value="4">
            <text:p>4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7">00/00/0000</text:date>, <text:time style:data-style-name="N2" text:time-value="0000-00-00T00:51:59.08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932b512-69e3009-7a10e5c-fc86223-a55908</meta:generator>
    <dc:date>2016-02-17T00:55:58.51</dc:date>
    <meta:editing-duration>PT31M37S</meta:editing-duration>
    <meta:editing-cycles>25</meta:editing-cycles>
    <meta:document-statistic meta:table-count="1" meta:cell-count="102" meta:object-count="0"/>
  </office:meta>
</office:document-meta>
</file>